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5cm" fo:min-width="0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3cm" svg:height="1.271cm" svg:x="0.252cm" svg:y="0.634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3cm" svg:height="1.271cm" svg:x="0.252cm" svg:y="3.174cm">
          <text:p text:style-name="P1">Ta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3cm" svg:height="1.271cm" svg:x="0.252cm" svg:y="1.905cm">
          <text:p text:style-name="P1">Donné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3cm" svg:height="1.271cm" svg:x="0.252cm" svg:y="8.254cm">
          <text:p text:style-name="P1">Pil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429cm" svg:y1="4.192cm" svg:x2="3.429cm" svg:y2="5.716cm">
          <text:p/>
        </draw:line>
        <draw:line draw:style-name="gr3" draw:text-style-name="P2" draw:layer="layout" svg:x1="3.429cm" svg:y1="8.51cm" svg:x2="3.429cm" svg:y2="6.986cm">
          <text:p/>
        </draw:line>
        <draw:custom-shape draw:style-name="gr4" draw:text-style-name="P2" draw:layer="layout" svg:width="6.353cm" svg:height="8.891cm" svg:x="0.252cm" svg:y="0.63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715cm" svg:height="3.415cm" svg:x="0cm" svg:y="0cm">
          <draw:text-box>
            <text:p text:style-name="P3"><text:span text:style-name="T1">Adresses mémoires basses</text:span></text:p>
          </draw:text-box>
        </draw:frame>
        <draw:frame draw:style-name="gr5" draw:text-style-name="P3" draw:layer="layout" svg:width="5.715cm" svg:height="3.415cm" svg:x="1.144cm" svg:y="9.559cm">
          <draw:text-box>
            <text:p text:style-name="P3"><text:span text:style-name="T1">Adresses mémoires hau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10.2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8T13:53:05.142900409</meta:creation-date>
    <dc:date>2014-07-08T14:17:56.884231997</dc:date>
    <meta:editing-duration>PT14M26S</meta:editing-duration>
    <meta:editing-cycles>2</meta:editing-cycles>
    <meta:generator>LibreOffice/4.2.4.2$Linux_X86_64 LibreOffice_project/420m0$Build-2</meta:generator>
    <meta:document-statistic meta:object-count="9"/>
  </office:meta>
</office:document-meta>
</file>